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JetBrains Mono" svg:font-family="'JetBrains Mono'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9pt" style:text-underline-style="solid" style:text-underline-width="auto" style:text-underline-color="font-color" fo:font-weight="bold" officeooo:rsid="00128812" officeooo:paragraph-rsid="00128812" style:font-size-asian="9pt" style:font-weight-asian="bold" style:font-size-complex="9pt" style:font-weight-complex="bold"/>
    </style:style>
    <style:style style:name="P2" style:family="paragraph" style:parent-style-name="Standard">
      <style:paragraph-properties fo:margin-top="0.0398in" fo:margin-bottom="0.0398in" style:contextual-spacing="false"/>
      <style:text-properties style:font-name="Liberation Sans" fo:font-size="9pt" style:text-underline-style="solid" style:text-underline-width="auto" style:text-underline-color="font-color" fo:font-weight="bold" officeooo:rsid="00161d15" officeooo:paragraph-rsid="00161d15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Liberation Sans" fo:font-size="9pt" style:text-underline-style="solid" style:text-underline-width="auto" style:text-underline-color="font-color" officeooo:paragraph-rsid="00142056" style:font-size-asian="9pt" style:font-size-complex="9pt"/>
    </style:style>
    <style:style style:name="P4" style:family="paragraph" style:parent-style-name="Standard">
      <style:text-properties style:font-name="Liberation Sans" fo:font-size="9pt" fo:font-weight="bold" officeooo:rsid="000ffdca" officeooo:paragraph-rsid="000ffdca" style:font-size-asian="9pt" style:font-weight-asian="bold" style:font-size-complex="9pt" style:font-weight-complex="bold"/>
    </style:style>
    <style:style style:name="P5" style:family="paragraph" style:parent-style-name="Standard">
      <style:paragraph-properties fo:margin-top="0.0398in" fo:margin-bottom="0.0398in" style:contextual-spacing="false"/>
      <style:text-properties style:font-name="Liberation Sans" fo:font-size="9pt" fo:font-weight="bold" officeooo:rsid="000ffdca" officeooo:paragraph-rsid="0010bec3" style:font-size-asian="9pt" style:font-weight-asian="bold" style:font-size-complex="9pt" style:font-weight-complex="bold"/>
    </style:style>
    <style:style style:name="P6" style:family="paragraph" style:parent-style-name="Standard">
      <style:paragraph-properties fo:margin-top="0.0398in" fo:margin-bottom="0.0398in" style:contextual-spacing="false"/>
      <style:text-properties style:font-name="Liberation Sans" fo:font-size="9pt" fo:font-weight="bold" officeooo:rsid="000ffdca" officeooo:paragraph-rsid="0010f7fc" style:font-size-asian="9pt" style:font-weight-asian="bold" style:font-size-complex="9pt" style:font-weight-complex="bold"/>
    </style:style>
    <style:style style:name="P7" style:family="paragraph" style:parent-style-name="Standard">
      <style:paragraph-properties fo:margin-top="0.0398in" fo:margin-bottom="0.0398in" style:contextual-spacing="false"/>
      <style:text-properties style:font-name="Liberation Sans" fo:font-size="9pt" fo:font-weight="bold" officeooo:rsid="000ffdca" officeooo:paragraph-rsid="00128812" style:font-size-asian="9pt" style:font-weight-asian="bold" style:font-size-complex="9pt" style:font-weight-complex="bold"/>
    </style:style>
    <style:style style:name="P8" style:family="paragraph" style:parent-style-name="Standard">
      <style:paragraph-properties fo:margin-top="0.0398in" fo:margin-bottom="0.0398in" style:contextual-spacing="false"/>
      <style:text-properties style:font-name="Liberation Sans" fo:font-size="9pt" fo:font-weight="bold" officeooo:rsid="000ffdca" officeooo:paragraph-rsid="00157c97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Liberation Sans" fo:font-size="9pt" fo:font-weight="bold" officeooo:rsid="00128812" officeooo:paragraph-rsid="00128812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Liberation Sans" fo:font-size="9pt" fo:font-weight="normal" officeooo:rsid="00128812" officeooo:paragraph-rsid="0010bec3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Liberation Sans" fo:font-size="9pt" fo:font-weight="normal" officeooo:rsid="00128812" officeooo:paragraph-rsid="00142056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margin-top="0.0398in" fo:margin-bottom="0.0398in" style:contextual-spacing="false"/>
      <style:text-properties style:font-name="Liberation Sans" fo:font-size="9pt" officeooo:paragraph-rsid="000ffdca" style:font-size-asian="9pt" style:font-size-complex="9pt"/>
    </style:style>
    <style:style style:name="P13" style:family="paragraph" style:parent-style-name="Standard">
      <style:paragraph-properties fo:margin-top="0.0398in" fo:margin-bottom="0.0398in" style:contextual-spacing="false"/>
      <style:text-properties style:font-name="Liberation Sans" fo:font-size="9pt" officeooo:paragraph-rsid="0010bec3" style:font-size-asian="9pt" style:font-size-complex="9pt"/>
    </style:style>
    <style:style style:name="P14" style:family="paragraph" style:parent-style-name="Standard">
      <style:paragraph-properties fo:margin-top="0.0398in" fo:margin-bottom="0.0398in" style:contextual-spacing="false"/>
      <style:text-properties style:font-name="Liberation Sans" fo:font-size="9pt" officeooo:paragraph-rsid="0010f7fc" style:font-size-asian="9pt" style:font-size-complex="9pt"/>
    </style:style>
    <style:style style:name="P15" style:family="paragraph" style:parent-style-name="Standard">
      <style:paragraph-properties fo:margin-top="0.0398in" fo:margin-bottom="0.0398in" style:contextual-spacing="false"/>
      <style:text-properties style:font-name="Liberation Sans" fo:font-size="9pt" officeooo:paragraph-rsid="00128812" style:font-size-asian="9pt" style:font-size-complex="9pt"/>
    </style:style>
    <style:style style:name="P16" style:family="paragraph" style:parent-style-name="Standard">
      <style:paragraph-properties fo:margin-top="0.0398in" fo:margin-bottom="0.0398in" style:contextual-spacing="false"/>
      <style:text-properties style:font-name="Liberation Sans" fo:font-size="9pt" officeooo:paragraph-rsid="00142056" style:font-size-asian="9pt" style:font-size-complex="9pt"/>
    </style:style>
    <style:style style:name="P17" style:family="paragraph" style:parent-style-name="Standard">
      <style:paragraph-properties fo:margin-top="0.0398in" fo:margin-bottom="0.0398in" style:contextual-spacing="false"/>
      <style:text-properties style:font-name="Liberation Sans" fo:font-size="9pt" officeooo:paragraph-rsid="00157c97" style:font-size-asian="9pt" style:font-size-complex="9pt"/>
    </style:style>
    <style:style style:name="P18" style:family="paragraph" style:parent-style-name="Standard">
      <style:paragraph-properties fo:margin-top="0.0398in" fo:margin-bottom="0.0398in" style:contextual-spacing="false"/>
      <style:text-properties style:font-name="Liberation Sans" fo:font-size="9pt" officeooo:paragraph-rsid="00161d15" style:font-size-asian="9pt" style:font-size-complex="9pt"/>
    </style:style>
    <style:style style:name="P19" style:family="paragraph" style:parent-style-name="Standard">
      <style:paragraph-properties fo:margin-top="0.0398in" fo:margin-bottom="0.0398in" style:contextual-spacing="false"/>
      <style:text-properties style:font-name="Liberation Sans" fo:font-size="9pt" officeooo:paragraph-rsid="001972f9" style:font-size-asian="9pt" style:font-size-complex="9pt"/>
    </style:style>
    <style:style style:name="P20" style:family="paragraph" style:parent-style-name="Standard">
      <style:paragraph-properties fo:margin-top="0.0398in" fo:margin-bottom="0.0398in" style:contextual-spacing="false"/>
      <style:text-properties style:font-name="Liberation Sans" fo:font-size="9pt" officeooo:paragraph-rsid="001ce321" style:font-size-asian="9pt" style:font-size-complex="9pt"/>
    </style:style>
    <style:style style:name="P21" style:family="paragraph" style:parent-style-name="Standard">
      <style:paragraph-properties fo:margin-top="0.0398in" fo:margin-bottom="0.0398in" style:contextual-spacing="false"/>
      <style:text-properties style:font-name="Liberation Sans" fo:font-size="9pt" style:text-underline-style="none" fo:font-weight="bold" officeooo:rsid="00161d15" officeooo:paragraph-rsid="00161d15" style:font-size-asian="9pt" style:font-weight-asian="bold" style:font-size-complex="9pt" style:font-weight-complex="bold"/>
    </style:style>
    <style:style style:name="P22" style:family="paragraph" style:parent-style-name="Standard">
      <style:paragraph-properties fo:margin-top="0.0398in" fo:margin-bottom="0.0398in" style:contextual-spacing="false"/>
      <style:text-properties style:font-name="Liberation Sans" fo:font-size="9pt" style:text-underline-style="none" fo:font-weight="bold" officeooo:rsid="00161d15" officeooo:paragraph-rsid="001972f9" style:font-size-asian="9pt" style:font-weight-asian="bold" style:font-size-complex="9pt" style:font-weight-complex="bold"/>
    </style:style>
    <style:style style:name="P23" style:family="paragraph" style:parent-style-name="Standard">
      <style:paragraph-properties fo:margin-top="0.0398in" fo:margin-bottom="0.0398in" style:contextual-spacing="false"/>
      <style:text-properties style:font-name="Liberation Sans" fo:font-size="9pt" style:text-underline-style="none" fo:font-weight="bold" officeooo:rsid="00161d15" officeooo:paragraph-rsid="001ce321" style:font-size-asian="9pt" style:font-weight-asian="bold" style:font-size-complex="9pt" style:font-weight-complex="bold"/>
    </style:style>
    <style:style style:name="P24" style:family="paragraph" style:parent-style-name="Standard">
      <style:paragraph-properties fo:margin-top="0.0398in" fo:margin-bottom="0.0398in" style:contextual-spacing="false"/>
      <style:text-properties style:font-name="Liberation Sans" fo:font-size="9pt" style:text-underline-style="none" fo:font-weight="normal" officeooo:rsid="00161d15" officeooo:paragraph-rsid="00161d15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0ffdca" officeooo:paragraph-rsid="000ffdca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top="0.0398in" fo:margin-bottom="0.0398in" style:contextual-spacing="false"/>
      <style:text-properties officeooo:paragraph-rsid="001972f9"/>
    </style:style>
    <style:style style:name="P27" style:family="paragraph" style:parent-style-name="Standard">
      <style:paragraph-properties fo:margin-top="0.0398in" fo:margin-bottom="0.0398in" style:contextual-spacing="false"/>
      <style:text-properties officeooo:paragraph-rsid="0010f7fc"/>
    </style:style>
    <style:style style:name="P28" style:family="paragraph" style:parent-style-name="Standard">
      <style:paragraph-properties fo:margin-top="0.0398in" fo:margin-bottom="0.0398in" style:contextual-spacing="false"/>
      <style:text-properties officeooo:paragraph-rsid="001ce321"/>
    </style:style>
    <style:style style:name="P29" style:family="paragraph" style:parent-style-name="Standard">
      <style:paragraph-properties fo:margin-top="0.0398in" fo:margin-bottom="0.0398in" style:contextual-spacing="false"/>
      <style:text-properties fo:color="#c9211e" loext:opacity="100%" style:font-name="Liberation Sans" fo:font-size="9pt" style:text-underline-style="none" fo:font-weight="normal" officeooo:rsid="0010f7fc" officeooo:paragraph-rsid="001ce321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margin-top="0.0398in" fo:margin-bottom="0.0398in" style:contextual-spacing="false"/>
      <style:text-properties fo:color="#c9211e" loext:opacity="100%" style:font-name="Liberation Sans" fo:font-size="9pt" style:text-underline-style="none" fo:font-weight="normal" officeooo:rsid="001ce321" officeooo:paragraph-rsid="001ce321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margin-top="0.0398in" fo:margin-bottom="0.0398in" style:contextual-spacing="false"/>
      <style:text-properties officeooo:paragraph-rsid="001ce321"/>
    </style:style>
    <style:style style:name="P32" style:family="paragraph" style:parent-style-name="Standard">
      <style:paragraph-properties fo:margin-top="0.0398in" fo:margin-bottom="0.0398in" style:contextual-spacing="false"/>
      <style:text-properties fo:color="#000000" loext:opacity="100%" style:font-name="Liberation Sans" fo:font-size="9pt" officeooo:paragraph-rsid="0020a6c0" style:font-size-asian="9pt" style:font-size-complex="9pt"/>
    </style:style>
    <style:style style:name="P33" style:family="paragraph" style:parent-style-name="Standard">
      <style:paragraph-properties fo:margin-top="0.0398in" fo:margin-bottom="0.0398in" style:contextual-spacing="false"/>
      <style:text-properties fo:color="#000000" loext:opacity="100%" style:font-name="Liberation Sans" fo:font-size="9pt" style:text-underline-style="none" officeooo:paragraph-rsid="0020a6c0" style:font-size-asian="9pt" style:font-size-complex="9pt"/>
    </style:style>
    <style:style style:name="T1" style:family="text">
      <style:text-properties officeooo:rsid="000ffdc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bec3" style:font-weight-asian="normal" style:font-weight-complex="normal"/>
    </style:style>
    <style:style style:name="T4" style:family="text">
      <style:text-properties fo:font-weight="normal" officeooo:rsid="0010f7fc" style:font-weight-asian="normal" style:font-weight-complex="normal"/>
    </style:style>
    <style:style style:name="T5" style:family="text">
      <style:text-properties fo:font-weight="normal" officeooo:rsid="00128812" style:font-weight-asian="normal" style:font-weight-complex="normal"/>
    </style:style>
    <style:style style:name="T6" style:family="text">
      <style:text-properties fo:font-weight="normal" officeooo:rsid="00142056" style:font-weight-asian="normal" style:font-weight-complex="normal"/>
    </style:style>
    <style:style style:name="T7" style:family="text">
      <style:text-properties fo:font-weight="normal" officeooo:rsid="00157c97" style:font-weight-asian="normal" style:font-weight-complex="normal"/>
    </style:style>
    <style:style style:name="T8" style:family="text">
      <style:text-properties fo:font-weight="normal" officeooo:rsid="000ffdca" style:font-weight-asian="normal" style:font-weight-complex="normal"/>
    </style:style>
    <style:style style:name="T9" style:family="text">
      <style:text-properties fo:font-weight="normal" officeooo:rsid="001b1952" style:font-weight-asian="normal" style:font-weight-complex="normal"/>
    </style:style>
    <style:style style:name="T10" style:family="text">
      <style:text-properties fo:font-weight="normal" officeooo:rsid="001ce321" style:font-weight-asian="normal" style:font-weight-complex="normal"/>
    </style:style>
    <style:style style:name="T11" style:family="text">
      <style:text-properties fo:font-weight="normal" officeooo:rsid="00161d15" style:font-weight-asian="normal" style:font-weight-complex="normal"/>
    </style:style>
    <style:style style:name="T12" style:family="text">
      <style:text-properties fo:font-weight="normal" officeooo:rsid="0020a6c0" style:font-weight-asian="normal" style:font-weight-complex="normal"/>
    </style:style>
    <style:style style:name="T13" style:family="text">
      <style:text-properties officeooo:rsid="0010bec3"/>
    </style:style>
    <style:style style:name="T14" style:family="text">
      <style:text-properties officeooo:rsid="0010f7fc"/>
    </style:style>
    <style:style style:name="T15" style:family="text">
      <style:text-properties officeooo:rsid="00128812"/>
    </style:style>
    <style:style style:name="T16" style:family="text">
      <style:text-properties fo:font-weight="bold" officeooo:rsid="000ffdca" style:font-weight-asian="bold" style:font-weight-complex="bold"/>
    </style:style>
    <style:style style:name="T17" style:family="text">
      <style:text-properties fo:font-weight="bold" officeooo:rsid="0010bec3" style:font-weight-asian="bold" style:font-weight-complex="bold"/>
    </style:style>
    <style:style style:name="T18" style:family="text">
      <style:text-properties fo:font-weight="bold" officeooo:rsid="0010f7fc" style:font-weight-asian="bold" style:font-weight-complex="bold"/>
    </style:style>
    <style:style style:name="T19" style:family="text">
      <style:text-properties fo:font-weight="bold" officeooo:rsid="00128812" style:font-weight-asian="bold" style:font-weight-complex="bold"/>
    </style:style>
    <style:style style:name="T20" style:family="text">
      <style:text-properties fo:font-weight="bold" officeooo:rsid="00157c97" style:font-weight-asian="bold" style:font-weight-complex="bold"/>
    </style:style>
    <style:style style:name="T21" style:family="text">
      <style:text-properties fo:font-weight="bold" officeooo:rsid="00142056" style:font-weight-asian="bold" style:font-weight-complex="bold"/>
    </style:style>
    <style:style style:name="T22" style:family="text">
      <style:text-properties fo:font-weight="bold" officeooo:rsid="001b1952" style:font-weight-asian="bold" style:font-weight-complex="bold"/>
    </style:style>
    <style:style style:name="T23" style:family="text">
      <style:text-properties fo:font-weight="bold" officeooo:rsid="00161d15" style:font-weight-asian="bold" style:font-weight-complex="bold"/>
    </style:style>
    <style:style style:name="T24" style:family="text">
      <style:text-properties fo:font-weight="bold" officeooo:rsid="0020a6c0" style:font-weight-asian="bold" style:font-weight-complex="bold"/>
    </style:style>
    <style:style style:name="T25" style:family="text">
      <style:text-properties style:text-underline-style="none" fo:font-weight="bold" officeooo:rsid="00161d15" style:font-weight-asian="bold" style:font-weight-complex="bold"/>
    </style:style>
    <style:style style:name="T26" style:family="text">
      <style:text-properties style:text-underline-style="none" fo:font-weight="bold" officeooo:rsid="000ffdca" style:font-weight-asian="bold" style:font-weight-complex="bold"/>
    </style:style>
    <style:style style:name="T27" style:family="text">
      <style:text-properties style:text-underline-style="none" fo:font-weight="bold" officeooo:rsid="0010bec3" style:font-weight-asian="bold" style:font-weight-complex="bold"/>
    </style:style>
    <style:style style:name="T28" style:family="text">
      <style:text-properties style:text-underline-style="none" fo:font-weight="bold" officeooo:rsid="00128812" style:font-weight-asian="bold" style:font-weight-complex="bold"/>
    </style:style>
    <style:style style:name="T29" style:family="text">
      <style:text-properties style:text-underline-style="none" fo:font-weight="bold" officeooo:rsid="001b1952" style:font-weight-asian="bold" style:font-weight-complex="bold"/>
    </style:style>
    <style:style style:name="T30" style:family="text">
      <style:text-properties style:text-underline-style="none" fo:font-weight="bold" officeooo:rsid="0010f7fc" style:font-weight-asian="bold" style:font-weight-complex="bold"/>
    </style:style>
    <style:style style:name="T31" style:family="text">
      <style:text-properties style:text-underline-style="none" fo:font-weight="normal" officeooo:rsid="00161d15" style:font-weight-asian="normal" style:font-weight-complex="normal"/>
    </style:style>
    <style:style style:name="T32" style:family="text">
      <style:text-properties style:text-underline-style="none" fo:font-weight="normal" officeooo:rsid="000ffdca" style:font-weight-asian="normal" style:font-weight-complex="normal"/>
    </style:style>
    <style:style style:name="T33" style:family="text">
      <style:text-properties style:text-underline-style="none" fo:font-weight="normal" officeooo:rsid="0010bec3" style:font-weight-asian="normal" style:font-weight-complex="normal"/>
    </style:style>
    <style:style style:name="T34" style:family="text">
      <style:text-properties style:text-underline-style="none" fo:font-weight="normal" officeooo:rsid="001b1952" style:font-weight-asian="normal" style:font-weight-complex="normal"/>
    </style:style>
    <style:style style:name="T35" style:family="text">
      <style:text-properties style:text-underline-style="none" fo:font-weight="normal" officeooo:rsid="0010f7fc" style:font-weight-asian="normal" style:font-weight-complex="normal"/>
    </style:style>
    <style:style style:name="T36" style:family="text">
      <style:text-properties officeooo:rsid="001972f9"/>
    </style:style>
    <style:style style:name="T37" style:family="text">
      <style:text-properties style:font-name="Liberation Sans" fo:font-size="9pt" style:text-underline-style="none" fo:font-weight="bold" officeooo:rsid="00161d15" style:font-size-asian="9pt" style:font-weight-asian="bold" style:font-size-complex="9pt" style:font-weight-complex="bold"/>
    </style:style>
    <style:style style:name="T38" style:family="text">
      <style:text-properties style:font-name="Liberation Sans" fo:font-size="9pt" style:text-underline-style="none" fo:font-weight="bold" officeooo:rsid="001972f9" style:font-size-asian="9pt" style:font-weight-asian="bold" style:font-size-complex="9pt" style:font-weight-complex="bold"/>
    </style:style>
    <style:style style:name="T39" style:family="text">
      <style:text-properties style:font-name="Liberation Sans" fo:font-size="9pt" fo:font-weight="bold" officeooo:rsid="000ffdca" style:font-size-asian="9pt" style:font-weight-asian="bold" style:font-size-complex="9pt" style:font-weight-complex="bold"/>
    </style:style>
    <style:style style:name="T40" style:family="text">
      <style:text-properties style:font-name="Liberation Sans" fo:font-size="9pt" fo:font-weight="bold" officeooo:rsid="0010bec3" style:font-size-asian="9pt" style:font-weight-asian="bold" style:font-size-complex="9pt" style:font-weight-complex="bold"/>
    </style:style>
    <style:style style:name="T41" style:family="text">
      <style:text-properties style:font-name="Liberation Sans" fo:font-size="9pt" fo:font-weight="normal" officeooo:rsid="0010f7fc" style:font-size-asian="9pt" style:font-weight-asian="normal" style:font-size-complex="9pt" style:font-weight-complex="normal"/>
    </style:style>
    <style:style style:name="T42" style:family="text">
      <style:text-properties style:font-name="Liberation Sans" fo:font-size="9pt" fo:font-weight="normal" officeooo:rsid="001b1952" style:font-size-asian="9pt" style:font-weight-asian="normal" style:font-size-complex="9pt" style:font-weight-complex="normal"/>
    </style:style>
    <style:style style:name="T43" style:family="text">
      <style:text-properties officeooo:rsid="001b1952"/>
    </style:style>
    <style:style style:name="T44" style:family="text">
      <style:text-properties style:text-underline-style="solid" style:text-underline-width="auto" style:text-underline-color="font-color" fo:font-weight="bold" officeooo:rsid="00161d15" style:font-weight-asian="bold" style:font-weight-complex="bold"/>
    </style:style>
    <style:style style:name="T45" style:family="text">
      <style:text-properties style:text-underline-style="solid" style:text-underline-width="auto" style:text-underline-color="font-color" fo:font-weight="bold" officeooo:rsid="001972f9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fo:font-weight="bold" officeooo:rsid="001ce321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fo:font-weight="bold" officeooo:rsid="0020a6c0" style:font-weight-asian="bold" style:font-weight-complex="bold"/>
    </style:style>
    <style:style style:name="T48" style:family="text">
      <style:text-properties fo:color="#c9211e" loext:opacity="100%" style:font-name="Liberation Sans" fo:font-size="9pt" style:text-underline-style="none" fo:font-weight="normal" officeooo:rsid="001ce321" style:font-size-asian="9pt" style:font-weight-asian="normal" style:font-size-complex="9pt" style:font-weight-complex="normal"/>
    </style:style>
    <style:style style:name="T49" style:family="text">
      <style:text-properties fo:color="#c9211e" loext:opacity="100%" style:font-name="Liberation Sans" fo:font-size="9pt" style:text-underline-style="none" fo:font-weight="normal" officeooo:rsid="001ee15d" style:font-size-asian="9pt" style:font-weight-asian="normal" style:font-size-complex="9pt" style:font-weight-complex="normal"/>
    </style:style>
    <style:style style:name="T50" style:family="text">
      <style:text-properties fo:color="#c9211e" loext:opacity="100%" style:font-name="Liberation Sans" fo:font-size="9pt" style:text-underline-style="none" fo:font-weight="normal" officeooo:rsid="001f2f5e" style:font-size-asian="9pt" style:font-weight-asian="normal" style:font-size-complex="9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Übersicht User-Features</text:p>
      <text:p text:style-name="P4"/>
      <text:p text:style-name="P1">Von V1.0 an:</text:p>
      <text:p text:style-name="P9"/>
      <text:p text:style-name="P12"><text:span text:style-name="T16">Tests </text:span><text:span text:style-name="T17">[%]</text:span><text:span text:style-name="T16">: </text:span><text:span text:style-name="T8">Anteil Tests an Gesamtaktivität (ohne Übersicht), Zeit oder Anzahl der Aktivitäten (</text:span><text:span text:style-name="T3">default</text:span><text:span text:style-name="T8"> Zeit)</text:span></text:p>
      <text:p text:style-name="P13"><text:span text:style-name="T16">Übungen </text:span><text:span text:style-name="T17">[%]</text:span><text:span text:style-name="T16">: </text:span><text:span text:style-name="T8">Anteil Übungen an Gesamtaktivität (ohne Übersicht), Zeit oder Anzahl der Aktivitäten (</text:span><text:span text:style-name="T3">default </text:span><text:span text:style-name="T8">Zeit)</text:span></text:p>
      <text:p text:style-name="P13"><text:span text:style-name="T16">Kurzaufgaben </text:span><text:span text:style-name="T17">[%]</text:span><text:span text:style-name="T16">: </text:span><text:span text:style-name="T8">Anteil Kurzaufg. an Gesamtaktivität (ohne Übersicht), Zeit oder Anzahl der Aktivitäten </text:span><text:span text:style-name="T3">default </text:span><text:span text:style-name="T8">Zeit)</text:span></text:p>
      <text:p text:style-name="P5">Beispiele <text:span text:style-name="T13">[%]</text:span>: <text:span text:style-name="T2">Anteil Beispiele an Gesamtaktivität (ohne Übersicht), Zeit oder Anzahl der Aktivitäten (</text:span><text:span text:style-name="T3">default </text:span><text:span text:style-name="T2">Zeit)</text:span></text:p>
      <text:p text:style-name="P5">KB_Info <text:span text:style-name="T13">[%]</text:span>: <text:span text:style-name="T2">Anteil K/B Infoseiten an Gesamtaktivität (ohne Übersicht), Zeit oder Anzahl der Aktivitäten (</text:span><text:span text:style-name="T3">default </text:span><text:span text:style-name="T2">Zeit)</text:span></text:p>
      <text:p text:style-name="P13"><text:span text:style-name="T16">Ü_Info </text:span><text:span text:style-name="T17">[%]</text:span><text:span text:style-name="T16">: </text:span><text:span text:style-name="T8">Anteil Übung Infoseiten an Gesamtaktivität (ohne Übersicht), Zeit oder Anzahl der Aktivitäten (</text:span><text:span text:style-name="T3">default </text:span><text:span text:style-name="T8">Zeit)</text:span></text:p>
      <text:p text:style-name="P5">Übersicht <text:span text:style-name="T13">[%]</text:span>: <text:span text:style-name="T2">Aktivität auf Übersichtsseiten relativ zu Summe aller ‘echten’ Aktivitäten, Zeit oder Anzahl (</text:span><text:span text:style-name="T3">default </text:span><text:span text:style-name="T2">Zeit)</text:span></text:p>
      <text:p text:style-name="P13"><text:span text:style-name="T16">Grund </text:span><text:span text:style-name="T17">[%]</text:span><text:span text:style-name="T16">: </text:span><text:span text:style-name="T8">Anteil Grundwissen an Gesamtaktivität (ohne Übersicht), Zeit oder Anzahl der Aktivitäten (</text:span><text:span text:style-name="T3">default </text:span><text:span text:style-name="T8">Zeit) </text:span></text:p>
      <text:p text:style-name="P13"><text:span text:style-name="T16">Erweitert </text:span><text:span text:style-name="T17">[%]</text:span><text:span text:style-name="T16">: </text:span><text:span text:style-name="T8">Anteil erw. Wissen an Gesamtaktivität (ohne Übersicht), Zeit oder Anzahl der Aktivitäten (</text:span><text:span text:style-name="T3">default</text:span><text:span text:style-name="T8"> Zeit)</text:span></text:p>
      <text:p text:style-name="P13"><text:span text:style-name="T16">Cat_0 </text:span><text:span text:style-name="T17">[%]</text:span><text:span text:style-name="T16">: </text:span><text:span text:style-name="T8">Anteil Kategorie 1 an Gesamtaktivität (ohne Übersicht), Zeit oder Anzahl der Aktivitäten (</text:span><text:span text:style-name="T3">default </text:span><text:span text:style-name="T8">Zeit)</text:span></text:p>
      <text:p text:style-name="P13"><text:span text:style-name="T16">Cat_1 </text:span><text:span text:style-name="T17">[%]</text:span><text:span text:style-name="T16">: </text:span><text:span text:style-name="T8">Anteil Kategorie 2 an Gesamtaktivität (ohne Übersicht), Zeit oder Anzahl der Aktivitäten (</text:span><text:span text:style-name="T3">default </text:span><text:span text:style-name="T10">Z</text:span><text:span text:style-name="T8">eit)</text:span></text:p>
      <text:p text:style-name="P13"><text:span text:style-name="T16">Cat_2 </text:span><text:span text:style-name="T17">[%]</text:span><text:span text:style-name="T16">: </text:span><text:span text:style-name="T8">Anteil Kategorie 3 an Gesamtaktivität (ohne Übersicht), Zeit oder Anzahl der Aktivitäten (</text:span><text:span text:style-name="T3">default </text:span><text:span text:style-name="T8">Zeit)</text:span></text:p>
      <text:p text:style-name="P5">Cat_3 <text:span text:style-name="T13">[%]</text:span>: <text:span text:style-name="T2">Anteil Kategorie 4 an Gesamtaktivität (ohne Übersicht), Zeit oder Anzahl der Aktivitäten (</text:span><text:span text:style-name="T3">default</text:span><text:span text:style-name="T2"> Zeit)</text:span></text:p>
      <text:p text:style-name="P5">Cat_4 <text:span text:style-name="T13">[%]</text:span>: <text:span text:style-name="T2">Anteil Kategorie 5 an Gesamtaktivität (ohne Übersicht), Zeit oder Anzahl der Aktivitäten (</text:span><text:span text:style-name="T3">default </text:span><text:span text:style-name="T2">Zeit)</text:span></text:p>
      <text:p text:style-name="P5">Cat_5 <text:span text:style-name="T13">[%]</text:span>: <text:span text:style-name="T2">Anteil Kategorie 6 an Gesamtaktivität (ohne Übersicht), Zeit oder Anzahl der Aktivitäten (</text:span><text:span text:style-name="T3">default </text:span><text:span text:style-name="T2">Zeit)</text:span></text:p>
      <text:p text:style-name="P13"><text:span text:style-name="T16">LearnActs </text:span><text:span text:style-name="T17">[%]</text:span><text:span text:style-name="T16">: </text:span><text:span text:style-name="T8">Anteil </text:span><text:span text:style-name="T3">Lernen</text:span><text:span text:style-name="T8"> </text:span><text:span text:style-name="T3">(T+B+K+Ü) </text:span><text:span text:style-name="T8">an Gesam</text:span><text:span text:style-name="T3">t</text:span><text:span text:style-name="T8"> (ohne Übersicht), Zeit oder Anzahl der Aktivitäten (</text:span><text:span text:style-name="T3">default </text:span><text:span text:style-name="T8">Zeit)</text:span></text:p>
      <text:p text:style-name="P13"><text:span text:style-name="T16">InfoActs </text:span><text:span text:style-name="T17">[%]</text:span><text:span text:style-name="T16">: </text:span><text:span text:style-name="T8">Anteil </text:span><text:span text:style-name="T3">Info (Ü_Info+KB_Info) </text:span><text:span text:style-name="T8">an Gesam</text:span><text:span text:style-name="T3">t</text:span><text:span text:style-name="T8"> (ohne Übersicht), Zeit oder Anzahl der Aktivitäten (</text:span><text:span text:style-name="T3">default</text:span><text:span text:style-name="T8"> Zeit)</text:span></text:p>
      <text:p text:style-name="P13"><text:span text:style-name="T16">TotActs </text:span><text:span text:style-name="T17">[%]</text:span><text:span text:style-name="T16">: </text:span><text:span text:style-name="T3">Gesamtzahl der Aktivitäten des Users (ohne Übersicht)</text:span></text:p>
      <text:p text:style-name="P5">LearnTime <text:span text:style-name="T13">[min]</text:span>: <text:span text:style-name="T3">Gesamtzeit des Users in Lernen</text:span><text:span text:style-name="T2"> </text:span><text:span text:style-name="T3">(T+B+K+Ü) </text:span></text:p>
      <text:p text:style-name="P5">InfoTime <text:span text:style-name="T13">[min]</text:span>: <text:span text:style-name="T3">Gesamtzeit des Users in Lernen</text:span><text:span text:style-name="T2"> </text:span><text:span text:style-name="T3">(Ü_Info+KB_Info) </text:span></text:p>
      <text:p text:style-name="P5">TotTime <text:span text:style-name="T13">[min]</text:span>: <text:span text:style-name="T3">Gesamtzeit der Aktivitäten des Users (ohne Übersicht)</text:span></text:p>
      <text:p text:style-name="P5">LearnTimePerAct <text:span text:style-name="T13">[min]</text:span>: <text:span text:style-name="T3">Durchschnittliche Zeit des Users auf einer Lernseite</text:span></text:p>
      <text:p text:style-name="P13"><text:span text:style-name="T16">InfoTimePerAct </text:span><text:span text:style-name="T17">[min]: </text:span><text:span text:style-name="T3">Durchschnittliche Zeit des Users auf einer Infoseite</text:span></text:p>
      <text:p text:style-name="P13"><text:span text:style-name="T16">TotTimePerAct </text:span><text:span text:style-name="T17">[min]: </text:span><text:span text:style-name="T3">Durchschnittliche Zeit des Users auf einer Lern- oder Infoseite</text:span></text:p>
      <text:p text:style-name="P5">f1 <text:span text:style-name="T13">[Anzahl]: </text:span><text:span text:style-name="T4">Runlänge</text:span><text:span text:style-name="T3"> mit höchstem zeitlichen Anteil </text:span><text:span text:style-name="T4">(default: im Bezug auf T/Ü/K/B)</text:span></text:p>
      <text:p text:style-name="P6">f2 <text:span text:style-name="T13">[Anzahl]: </text:span><text:span text:style-name="T4">Runlänge</text:span><text:span text:style-name="T3"> mit </text:span><text:span text:style-name="T4">zweit</text:span><text:span text:style-name="T3">höchstem zeitlichen Anteil </text:span><text:span text:style-name="T4">(default: im Bezug auf T/Ü/K/B)</text:span></text:p>
      <text:p text:style-name="P13"><text:span text:style-name="T16">f12 </text:span><text:span text:style-name="T17">[Anzahl]: </text:span><text:span text:style-name="T4">Arithmetisches Mittel von f1 und f2</text:span></text:p>
      <text:p text:style-name="P5">InfoActsPerc <text:span text:style-name="T13">[%]: </text:span><text:span text:style-name="T4">Anteil Info Aktivitäten an Gesamtaktivitäten (ohne Übersicht)</text:span></text:p>
      <text:p text:style-name="P5">ShortInfoActsPerc <text:span text:style-name="T13">[%]: </text:span><text:span text:style-name="T4">Anteil kurzer Aktivitäten (&lt;10 Sekunden) auf Infoseiten </text:span></text:p>
      <text:p text:style-name="P14"><text:span text:style-name="T16">ShortLearnActsPerc </text:span><text:span text:style-name="T17">[%]: </text:span><text:span text:style-name="T4">Anteil kurzer Aktivitäten (&lt;10 Sekunden) auf Lernseiten </text:span></text:p>
      <text:p text:style-name="P5">nCat <text:span text:style-name="T13">[</text:span><text:span text:style-name="T14">Anzahl</text:span><text:span text:style-name="T13">]: </text:span><text:span text:style-name="T4">Anzahl bearbeiteter Kategorien</text:span></text:p>
      <text:p text:style-name="P14"><text:span text:style-name="T16">fMean </text:span><text:span text:style-name="T17">[</text:span><text:span text:style-name="T18">Anzahl</text:span><text:span text:style-name="T17">]: </text:span><text:span text:style-name="T4">Mittlere Runlänge</text:span><text:span text:style-name="T3"> </text:span><text:span text:style-name="T4">(default: im Bezug auf T/Ü/K/B)</text:span></text:p>
      <text:p text:style-name="P6">f1Amp <text:span text:style-name="T13">[%]:</text:span><text:span text:style-name="T3"> </text:span><text:span text:style-name="T4">Anteil</text:span><text:span text:style-name="T3"> </text:span><text:span text:style-name="T4">Runlänge</text:span><text:span text:style-name="T3"> mit höchstem zeitlichen Anteil </text:span><text:span text:style-name="T4">an Gesamtaktivität (default: im Bezug auf T/Ü/K/B)</text:span></text:p>
      <text:p text:style-name="P6">f2Amp <text:span text:style-name="T13">[%]: </text:span><text:span text:style-name="T3"><text:s/></text:span><text:span text:style-name="T4">Anteil</text:span><text:span text:style-name="T3"> </text:span><text:span text:style-name="T4">Runlänge</text:span><text:span text:style-name="T3"> mit </text:span><text:span text:style-name="T4">zweit</text:span><text:span text:style-name="T3">höchstem zeitlichen Anteil </text:span><text:span text:style-name="T4">an Gesamtaktivität (default: im Bezug auf T/Ü/K/B)</text:span></text:p>
      <text:p text:style-name="P6">f12Amp <text:span text:style-name="T13">[%]:</text:span><text:span text:style-name="T3"> </text:span><text:span text:style-name="T4">Anteil</text:span><text:span text:style-name="T3"> </text:span><text:span text:style-name="T4">Runlängen</text:span><text:span text:style-name="T3"> mit höchstem</text:span><text:span text:style-name="T4">+zweithöchstem</text:span><text:span text:style-name="T3"> zeitl. Anteil </text:span><text:span text:style-name="T4">an Gesamt (default: im Bezug auf T/Ü/K/B)</text:span></text:p>
      <text:p text:style-name="P14"><text:span text:style-name="T16">LearnTimePerc </text:span><text:span text:style-name="T17">[%]: </text:span><text:span text:style-name="T4">Anteil Zeit in Lernseiten an Gesamtzeit (ohne Übersicht)</text:span></text:p>
      <text:p text:style-name="P5">duplicatesPerc <text:span text:style-name="T13">[%]: </text:span><text:span text:style-name="T4">Anteil der Aktivitäten die auf bereits besuchten Seiten erfolgten</text:span></text:p>
      <text:p text:style-name="P27"><text:span text:style-name="T39">InfoTimePerc </text:span><text:span text:style-name="T40">[%]: </text:span><text:span text:style-name="T41">Anteil Zeit in </text:span><text:span text:style-name="T42">Infoseiten</text:span><text:span text:style-name="T41"> an Gesamtzeit (ohne Übersicht)</text:span></text:p>
      <text:p text:style-name="P14"><text:span text:style-name="T16">LearnActsPerc </text:span><text:span text:style-name="T17">[%]: </text:span><text:span text:style-name="T4">Anteil Lern Aktivitäten an Gesamtaktivitäten (ohne Übersicht)</text:span></text:p>
      <text:p text:style-name="P14"><text:span text:style-name="T16">Short_Acts </text:span><text:span text:style-name="T17">[</text:span><text:span text:style-name="T19">Anzahl</text:span><text:span text:style-name="T17">]: </text:span><text:span text:style-name="T5">Anzahl</text:span><text:span text:style-name="T4"> kurzer Aktivitäten (&lt;10 Sekunden) auf Info- und Lernseiten </text:span></text:p>
      <text:p text:style-name="P14"><text:span text:style-name="T16">LongActs </text:span><text:span text:style-name="T17">[</text:span><text:span text:style-name="T19">Anzahl</text:span><text:span text:style-name="T17">]: </text:span><text:span text:style-name="T5">Anzahl</text:span><text:span text:style-name="T4"> langer Aktivitäten (&gt; 1 Std. Abw. über Mittel </text:span><text:span text:style-name="T5">des jeweiligen</text:span><text:span text:style-name="T4"> Lerntyps) auf I</text:span><text:span text:style-name="T5">nfo/Lerns.</text:span></text:p>
      <text:p text:style-name="P5">K+B <text:span text:style-name="T13">[%]: </text:span><text:span text:style-name="T5">Kurzaufgaben + Beispiele</text:span></text:p>
      <text:p text:style-name="P15"><text:soft-page-break/><text:span text:style-name="T16">LongLearnActsPerc </text:span><text:span text:style-name="T17">[%]: </text:span><text:span text:style-name="T5">Anteil</text:span><text:span text:style-name="T4"> langer Aktivitäten (&gt; 1 Std. Abw. über Mittel </text:span><text:span text:style-name="T5">des jeweiligen</text:span><text:span text:style-name="T4"> Lerntyps) auf </text:span><text:span text:style-name="T5">Lernseiten</text:span></text:p>
      <text:p text:style-name="P15"><text:span text:style-name="T16">K+Ü </text:span><text:span text:style-name="T17">[%]: </text:span><text:span text:style-name="T5">Kurzaufgaben + Übungen</text:span></text:p>
      <text:p text:style-name="P7">K+B+KBI+ÜI <text:span text:style-name="T13">[%]: </text:span><text:span text:style-name="T5">Kurzaufgaben + Beispiele + K/B Infoseiten + Übung Infoseiten</text:span></text:p>
      <text:p text:style-name="P15"><text:span text:style-name="T16">K+B+Ü </text:span><text:span text:style-name="T17">[%]: <text:s/></text:span><text:span text:style-name="T5">Kurzaufgaben + Beispiele + Übungen</text:span></text:p>
      <text:p text:style-name="P7">K+B+KBI+Ü+ÜI <text:span text:style-name="T13">[%]: </text:span><text:span text:style-name="T5">Kurzaufgaben + Beispiele + K/B Infoseiten + Übungen + Übung Infoseiten</text:span></text:p>
      <text:p text:style-name="P7">K+KBI <text:span text:style-name="T13">[%]: </text:span><text:span text:style-name="T5">Kurzaufgaben + <text:s/>K/B Infoseiten</text:span></text:p>
      <text:p text:style-name="P15"><text:span text:style-name="T16">B+KBI </text:span><text:span text:style-name="T17">[%]: </text:span><text:span text:style-name="T5">Beispiele + <text:s/>K/B Infoseiten</text:span></text:p>
      <text:p text:style-name="P7">Ü+ÜI <text:span text:style-name="T13">[%]: </text:span><text:span text:style-name="T5">Übungen + Übung Infoseiten</text:span></text:p>
      <text:p text:style-name="P7">KBI+ÜI <text:span text:style-name="T13">[%]: </text:span><text:span text:style-name="T5">K/B Infoseiten + Übung Infoseiten</text:span></text:p>
      <text:p text:style-name="P7">K+B+KBI <text:span text:style-name="T13">[%]: </text:span><text:span text:style-name="T5">Kurzaufgaben + Beispiele + <text:s/>K/B Infoseiten</text:span></text:p>
      <text:p text:style-name="P15"><text:span text:style-name="T16">LongInfoActsPerc </text:span><text:span text:style-name="T17">[%]: </text:span><text:span text:style-name="T5">Anteil</text:span><text:span text:style-name="T4"> langer Aktivitäten (&gt; 1 Std. Abw. über Mittel </text:span><text:span text:style-name="T5">des jeweiligen</text:span><text:span text:style-name="T4"> Lerntyps) auf I</text:span><text:span text:style-name="T5">nfoseiten</text:span></text:p>
      <text:p text:style-name="P10"/>
      <text:p text:style-name="P10"/>
      <text:p text:style-name="P3"><text:span text:style-name="T20">Neu in</text:span><text:span text:style-name="T19"> V1.</text:span><text:span text:style-name="T21">1</text:span><text:span text:style-name="T19">:</text:span></text:p>
      <text:p text:style-name="P11"/>
      <text:p text:style-name="P13"><text:span text:style-name="T16">DidTest </text:span><text:span text:style-name="T17">[</text:span><text:span text:style-name="T21">0 oder 1</text:span><text:span text:style-name="T17">]:</text:span><text:span text:style-name="T3"> </text:span><text:span text:style-name="T6">User hat mindestens einen Test gemacht (1) oder nicht (0)</text:span><text:span text:style-name="T3"> </text:span></text:p>
      <text:p text:style-name="P13"><text:span text:style-name="T16">TimePerCat </text:span><text:span text:style-name="T17">[</text:span><text:span text:style-name="T21">min</text:span><text:span text:style-name="T17">]: </text:span><text:span text:style-name="T6">Zeit die User durchschnittlich in einer Kategorie verbringt</text:span></text:p>
      <text:p text:style-name="P13"><text:span text:style-name="T16">BeforeTestTime </text:span><text:span text:style-name="T17">[</text:span><text:span text:style-name="T21">min</text:span><text:span text:style-name="T17">]: </text:span><text:span text:style-name="T6">Zeit die ein User durchschnittlich in einer Kategorie verbringt bevor er einen Test macht</text:span></text:p>
      <text:p text:style-name="P16"><text:span text:style-name="T16">AfterTestTime </text:span><text:span text:style-name="T17">[</text:span><text:span text:style-name="T21">min</text:span><text:span text:style-name="T17">]: </text:span><text:span text:style-name="T6">Zeit die ein User durchschnittlich nach dem ersten Test in einer Kategorie verbringt</text:span></text:p>
      <text:p text:style-name="P5">PredChance1 <text:span text:style-name="T13">[%]: </text:span><text:span text:style-name="T5">W-keit nächste Aktivität richtig vorherzusagen, wenn aktuelle bekannt (default: i.Bez. T/Ü/K/B)</text:span></text:p>
      <text:p text:style-name="P7">PredChance2 <text:span text:style-name="T13">[%]: </text:span><text:span text:style-name="T5">W-keit nächste Aktivität richtig vorherzusagen, wenn aktuelle und vorherige bekannt</text:span></text:p>
      <text:p text:style-name="P7">PredChance3 <text:span text:style-name="T13">[%]: </text:span><text:span text:style-name="T5">W-keit nächste Aktivität richtig vorherzusagen, wenn aktuelle und zwei vorherige bekannt</text:span></text:p>
      <text:p text:style-name="P7">PredChance4 <text:span text:style-name="T13">[%]: </text:span><text:span text:style-name="T5">W-keit nächste Aktivität richtig vorherzusagen, wenn aktuelle und zwei vorherige bekannt</text:span></text:p>
      <text:p text:style-name="P8">LearnTypeEntropy <text:span text:style-name="T13">[%]: </text:span><text:span text:style-name="T6">SUM(p_i * log(p_i)) mit p_i als Anteil </text:span><text:span text:style-name="T7">jeweiliger </text:span><text:span text:style-name="T6">Lerntyp an Gesamt </text:span><text:span text:style-name="T5">(default: i.Bez. T/Ü/K/B/</text:span><text:span text:style-name="T7">KBI</text:span><text:span text:style-name="T5">)</text:span></text:p>
      <text:p text:style-name="P17"><text:span text:style-name="T16">CondEntropy1 </text:span><text:span text:style-name="T17">[%]:</text:span><text:span text:style-name="T3"> </text:span><text:span text:style-name="T7">Bedingte Entropie (vgl. Wikipedia), Kenntnis einer Aktivität Lerntypen </text:span><text:span text:style-name="T5">(default: i.Bez. T/Ü/K/B/</text:span><text:span text:style-name="T7">KBI</text:span><text:span text:style-name="T5">)</text:span></text:p>
      <text:p text:style-name="P17"><text:span text:style-name="T19">CondEntropy2 </text:span><text:span text:style-name="T17">[%]:</text:span><text:span text:style-name="T3"> </text:span><text:span text:style-name="T7">Bedingte Entropie (vgl. Wikipedia), Kenntnis zwei Aktivität Lerntypen </text:span><text:span text:style-name="T5">(default: i.Bez. T/Ü/K/B/</text:span><text:span text:style-name="T7">KBI</text:span><text:span text:style-name="T5">)</text:span></text:p>
      <text:p text:style-name="P17"><text:span text:style-name="T16">CategoryEntropy </text:span><text:span text:style-name="T17">[%]: </text:span><text:span text:style-name="T6">SUM(p_i * log(p_i)) mit p_i als Anteil </text:span><text:span text:style-name="T7">jeweiliger Kateg.</text:span><text:span text:style-name="T6"> an Gesamt </text:span><text:span text:style-name="T5">(default: i.Bez. T/Ü/K/B/</text:span><text:span text:style-name="T7">KBI</text:span><text:span text:style-name="T5">)</text:span></text:p>
      <text:p text:style-name="P7"><text:line-break/></text:p>
      <text:p text:style-name="P2">Neu in V1.2:<text:line-break/></text:p>
      <text:p text:style-name="P21">TregrFit [%/min]: <text:span text:style-name="T2">Änderung des Anteils von Tests pro Minute (aus linearem Fit an kummulierte Test-Zeit vs Ges. Zeit)</text:span></text:p>
      <text:p text:style-name="P18"><text:span text:style-name="T25">ÜregrFit [%/min]: </text:span><text:span text:style-name="T31">Änderung des Anteils von Üben pro Minute (aus linearem Fit an kummulierte Üben-Zeit vs Ges. Zeit)</text:span></text:p>
      <text:p text:style-name="P21">BKRegrFit [%/min]: <text:span text:style-name="T2">Änderung des Anteils von K+B pro Minute (aus linearem Fit an kummulierte K+B-Zeit vs Ges. Zeit)</text:span></text:p>
      <text:p text:style-name="P21">CatTRegrFit [%/min]: <text:span text:style-name="T2">Änderung des Anteils von Tests pro Minute innerhalb einer Kategorie (Arithmetisches Mittel)</text:span></text:p>
      <text:p text:style-name="P18"><text:span text:style-name="T25">CatÜRegrFit [%/min]: </text:span><text:span text:style-name="T31">Änderung des Anteils von Üben pro Minute innerhalb einer Kategorie (Arithmetisches Mittel)</text:span></text:p>
      <text:p text:style-name="P18"><text:span text:style-name="T25">CatBKRegrFit [%/min]: </text:span><text:span text:style-name="T31">Änderung des Anteils von K+B pro Minute innerhalb einer Kategorie (Arithmetisches Mittel)</text:span></text:p>
      <text:p text:style-name="P18"><text:span text:style-name="T25">DiffLowRegrFit [%/min]: </text:span><text:span text:style-name="T31">Änderung des Anteils von einfachen Aufgaben an Ü/K pro Minute (aus linearem Fit)</text:span></text:p>
      <text:p text:style-name="P18"><text:span text:style-name="T25">DiffMedRegrFit [%/min]: </text:span><text:span text:style-name="T31">Änderung des Anteils von mittleren Aufgaben an Ü/K pro Minute (aus linearem Fit)</text:span></text:p>
      <text:p text:style-name="P18"><text:span text:style-name="T25">DiffHighRegrFit [%/min]: </text:span><text:span text:style-name="T31">Änderung des Anteils von schweren Aufgaben an Ü/K pro Minute (aus linearem Fit)</text:span></text:p>
      <text:p text:style-name="P18"><text:span text:style-name="T25">KüfRegrFit [%/min]: </text:span><text:span text:style-name="T31">Änderung des Anteils von falschen Aufgaben an Ü/K pro Minute (aus linearem Fit)</text:span></text:p>
      <text:p text:style-name="P18"><text:span text:style-name="T25">KütwrRegrFit [%/min]: </text:span><text:span text:style-name="T31">Änderung des Anteils von teilweise richtigen Aufgaben an Ü/K pro Minute (aus linearem Fit)</text:span></text:p>
      <text:p text:style-name="P18"><text:span text:style-name="T25">KürRegrFit [%/min]: </text:span><text:span text:style-name="T31">Änderung des Anteils von richtigen Aufgaben an Ü/K pro Minute (aus linearem Fit)</text:span></text:p>
      <text:p text:style-name="P18"><text:span text:style-name="T25">TresQuantRegrFit [%/min]: </text:span><text:span text:style-name="T31">Änderung der erreichten Punkte in Tests pro Minute (aus linearem Fit)</text:span></text:p>
      <text:p text:style-name="P18"><text:span text:style-name="T25">TsecSpentRegrFit [%/min]: </text:span><text:span text:style-name="T31">Änderung der Zeit pro Test über den Lernverlauf pro Minute (aus linearem Fit)</text:span></text:p>
      <text:p text:style-name="P18"><text:span text:style-name="T25">ÜsecSpentRegrFit [%/min]: </text:span><text:span text:style-name="T31">Änderung der Zeit pro Übung über den Lernverlauf pro Minute (aus linearem Fit)</text:span></text:p>
      <text:p text:style-name="P18"><text:span text:style-name="T25">BKSecSpentRegrFit [%/min]: </text:span><text:span text:style-name="T31">Änderung der Zeit pro K/B über den Lernverlauf pro Minute (aus linearem Fit)</text:span></text:p>
      <text:p text:style-name="P21"><text:soft-page-break/>nResponsTask<text:span text:style-name="T1"> </text:span><text:span text:style-name="T13">[</text:span><text:span text:style-name="T15">Anzahl</text:span><text:span text:style-name="T13">]</text:span>: <text:span text:style-name="T2">Anzahl Aufgaben mit Rückmeldungen des Users</text:span></text:p>
      <text:p text:style-name="P21">nTestResQual <text:span text:style-name="T13">[</text:span><text:span text:style-name="T15">Anzahl</text:span><text:span text:style-name="T13">]: </text:span><text:span text:style-name="T2">Anzahl Tests mit qualitativen Rückmeldungen des Users</text:span></text:p>
      <text:p text:style-name="P18"><text:span text:style-name="T25">nTestResQuant</text:span><text:span text:style-name="T26"> </text:span><text:span text:style-name="T27">[</text:span><text:span text:style-name="T28">Anzahl</text:span><text:span text:style-name="T27">]</text:span><text:span text:style-name="T25">: </text:span><text:span text:style-name="T31">Anzahl Tests mit quantitativen Rückmeldungen des Users</text:span></text:p>
      <text:p text:style-name="P18"><text:span text:style-name="T25">ndifficulty</text:span><text:span text:style-name="T26"> </text:span><text:span text:style-name="T27">[</text:span><text:span text:style-name="T28">Anzahl</text:span><text:span text:style-name="T27">]</text:span><text:span text:style-name="T25">: </text:span><text:span text:style-name="T31">Anzahl Aufgaben mit zugeordneter Schwierigkeit des Users</text:span></text:p>
      <text:p text:style-name="P21">meanResponsTask [???]: <text:span text:style-name="T2">Mittlere Rückmeldung zu Aufgaben des Users (0: falsch, 1: twr, 2: richtig)</text:span></text:p>
      <text:p text:style-name="P18"><text:span text:style-name="T25">meanTestResQual [???]: </text:span><text:span text:style-name="T31">Mittlere Rückm. zu Tests des Users (0: nicht bestanden, 1: bestanden, 2: gut bestanden)</text:span></text:p>
      <text:p text:style-name="P21">meanTestResQuant [Anzahl]: <text:span text:style-name="T2">Mittlere erreichte Punktzahl des Users in Tests</text:span></text:p>
      <text:p text:style-name="P18"><text:span text:style-name="T25">meandifficulty [???]: </text:span><text:span text:style-name="T31">Mittlere Schwierigkeit von Aufgaben des Users (0: leicht, 1: mittel, 2: schwer)</text:span></text:p>
      <text:p text:style-name="P24"><text:line-break/></text:p>
      <text:p text:style-name="P19"><text:span text:style-name="T44">Neu in V1.</text:span><text:span text:style-name="T45">3.</text:span><text:span text:style-name="T46">1</text:span><text:span text:style-name="T44">:<text:line-break/></text:span></text:p>
      <text:p text:style-name="P26"><text:span text:style-name="T37">N</text:span><text:span text:style-name="T38">S</text:span><text:span text:style-name="T37">t_Pre: </text:span></text:p>
      <text:p text:style-name="P22">N<text:span text:style-name="T36">S</text:span>t_Post: </text:p>
      <text:p text:style-name="P22">N<text:span text:style-name="T36">S</text:span>t_Diff: </text:p>
      <text:p text:style-name="P22">RF_Pre: </text:p>
      <text:p text:style-name="P22">RF_Post: </text:p>
      <text:p text:style-name="P22">RF_Diff: </text:p>
      <text:p text:style-name="P22">SWJK: </text:p>
      <text:p text:style-name="P22">Note: </text:p>
      <text:p text:style-name="P22">SWK: </text:p>
      <text:p text:style-name="P22">FSK: </text:p>
      <text:p text:style-name="P22">AV: </text:p>
      <text:p text:style-name="P22">ALZO: </text:p>
      <text:p text:style-name="P22">VLZO: </text:p>
      <text:p text:style-name="P22">LZO: </text:p>
      <text:p text:style-name="P22">Inte: </text:p>
      <text:p text:style-name="P22">KLO: </text:p>
      <text:p text:style-name="P22">KLW: </text:p>
      <text:p text:style-name="P22">MKL: </text:p>
      <text:p text:style-name="P22">RZM: </text:p>
      <text:p text:style-name="P22">RSA: </text:p>
      <text:p text:style-name="P22">RAK: </text:p>
      <text:p text:style-name="P22"><text:line-break/></text:p>
      <text:p text:style-name="P20"><text:span text:style-name="T44">Neu in V1.</text:span><text:span text:style-name="T45">3.</text:span><text:span text:style-name="T46">5</text:span><text:span text:style-name="T44">:<text:line-break/></text:span></text:p>
      <text:p text:style-name="P20"><text:span text:style-name="T16">LearnActs</text:span><text:span text:style-name="T22">2 </text:span><text:span text:style-name="T17">[%]</text:span><text:span text:style-name="T16">: </text:span><text:span text:style-name="T8">Anteil </text:span><text:span text:style-name="T3">Lernen</text:span><text:span text:style-name="T8"> </text:span><text:span text:style-name="T3">(T+K+Ü) </text:span><text:span text:style-name="T8">an Gesam</text:span><text:span text:style-name="T3">t</text:span><text:span text:style-name="T8"> (ohne Übersicht), Zeit oder Anzahl der Aktivitäten (</text:span><text:span text:style-name="T3">default </text:span><text:span text:style-name="T8">Zeit)</text:span></text:p>
      <text:p text:style-name="P20"><text:span text:style-name="T26">InfoActs</text:span><text:span text:style-name="T29">2</text:span><text:span text:style-name="T26"> </text:span><text:span text:style-name="T27">[%]</text:span><text:span text:style-name="T26">: </text:span><text:span text:style-name="T32">Anteil </text:span><text:span text:style-name="T33">Info (Ü_Info+KB_Info</text:span><text:span text:style-name="T34">+B</text:span><text:span text:style-name="T33">) </text:span><text:span text:style-name="T32">an Ges. (ohne Übersicht), Zeit oder Anzahl der Aktivitäten (</text:span><text:span text:style-name="T33">default</text:span><text:span text:style-name="T32"> Zeit)</text:span></text:p>
      <text:p text:style-name="P20"><text:span text:style-name="T30">Info</text:span><text:span text:style-name="T29">2</text:span><text:span text:style-name="T30">Perc</text:span><text:span text:style-name="T35"> </text:span><text:span text:style-name="T27">[%]:</text:span><text:span text:style-name="T33"> </text:span><text:span text:style-name="T35">Anteil Zeit in </text:span><text:span text:style-name="T34">Infoseiten (plus B)</text:span><text:span text:style-name="T35"> an Gesamtzeit (ohne Übersicht)</text:span></text:p>
      <text:p text:style-name="P23"><text:span text:style-name="T1">Learn</text:span><text:span text:style-name="T43">2</text:span><text:span text:style-name="T1">Perc </text:span><text:span text:style-name="T13">[%]: </text:span><text:span text:style-name="T4">Anteil Zeit in Lernseiten </text:span><text:span text:style-name="T9">(ohne B) </text:span><text:span text:style-name="T4">an Gesamtzeit (ohne Übersicht)</text:span></text:p>
      <text:p text:style-name="P29"/>
      <text:p text:style-name="P28"><text:span text:style-name="T48">Per default werden Feature jetzt nach Zeit auf der Seite bemessen (z.B. bei Tests, Kurzaufgaben, etc.). Die zugehörigen Feature werden nicht mehr mit &lt;Feature&gt;</text:span><text:span text:style-name="T49">Time</text:span><text:span text:style-name="T48"> benannt, sondern nur noch mit &lt;Feature&gt;, Bsp: TotTime wird zu Tot</text:span></text:p>
      <text:p text:style-name="P30">Dafür gibt es für die Anzahl der Aktionen zusätzliche Feature, bezeichnet mit &lt;Feature&gt;Acts, Bsp: TestsActs</text:p>
      <text:p text:style-name="P28"><text:span text:style-name="T48">Außerdem gibt es für alle &lt;Feature&gt;Acts zugehörig die Feature &lt;Feature&gt;_TimePerAct, die sich ergibt durch Berechnung von &lt;Feature&gt; / &lt;Feature&gt;Acts, Bsp: df[‘K+Ü+T_TimePerAct’] = <text:s/>df[‘K+Ü+T’].div(df[‘K+Ü+TActs’,], </text:span><text:span text:style-name="T50">axis=0</text:span><text:span text:style-name="T48">)</text:span></text:p>
      <text:p text:style-name="P32"><text:soft-page-break/><text:span text:style-name="T44">Neu in V1.</text:span><text:span text:style-name="T45">3.</text:span><text:span text:style-name="T47">6</text:span><text:span text:style-name="T44">:</text:span></text:p>
      <text:p text:style-name="P33"><text:span text:style-name="T23"/></text:p>
      <text:p text:style-name="P33"><text:span text:style-name="T23">backfrac </text:span><text:span text:style-name="T24">[Anteil]</text:span><text:span text:style-name="T23">: </text:span><text:span text:style-name="T12">Anteil der Seitenwechsel bei denen User entgegen intuitiver Lernplattform-Richtung wechselt</text:span></text:p>
      <text:p text:style-name="P33"><text:span text:style-name="T23">foolfrac1 </text:span><text:span text:style-name="T24">[Anteil]: </text:span><text:span text:style-name="T12">Anteil der Seitenwechsel bei denen User die intuitiv nächste Seite der Lernplattform besucht</text:span></text:p>
      <text:p text:style-name="P33"><text:span text:style-name="T23">foolfrac2 </text:span><text:span text:style-name="T24">[Anteil]: </text:span><text:span text:style-name="T12">Anteil der Seitenwechsel bei denen User die intuitiv übernächste Seite der Lernplattform besucht</text:span></text:p>
      <text:p text:style-name="P33"><text:span text:style-name="T23">foolfrac12 </text:span><text:span text:style-name="T24">[Anteil]: </text:span><text:span text:style-name="T12">Summe von </text:span><text:span text:style-name="T11">foolfrac1 </text:span><text:span text:style-name="T12">und </text:span><text:span text:style-name="T11">foolfrac</text:span><text:span text:style-name="T12">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JetBrains Mono" svg:font-family="'JetBrains Mono'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kas Hunold</meta:initial-creator>
    <meta:creation-date>2022-04-08T18:58:12.221776371</meta:creation-date>
    <dc:date>2022-07-23T14:40:58.966635758</dc:date>
    <meta:editing-duration>PT44M4S</meta:editing-duration>
    <meta:editing-cycles>10</meta:editing-cycles>
    <meta:generator>LibreOffice/7.3.4.2$Linux_X86_64 LibreOffice_project/30$Build-2</meta:generator>
    <meta:document-statistic meta:table-count="0" meta:image-count="0" meta:object-count="0" meta:page-count="4" meta:paragraph-count="131" meta:word-count="1338" meta:character-count="9820" meta:non-whitespace-character-count="8570"/>
  </office:meta>
</office:document-meta>
</file>